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harter" svg:font-family="charter, Georgia, Cambria, 'Times New Roman', Times, 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Arial" fo:font-size="14pt" fo:language="pt" fo:country="BR" style:font-size-asian="14pt" style:font-size-complex="14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Arial" fo:font-size="14pt" fo:language="pt" fo:country="BR" officeooo:paragraph-rsid="00040f40" style:font-size-asian="14pt" style:font-size-complex="14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Arial" fo:font-size="14pt" fo:language="pt" fo:country="BR" officeooo:paragraph-rsid="0001d5e9" style:font-size-asian="14pt" style:font-size-complex="14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Arial" fo:font-size="14pt" fo:language="pt" fo:country="BR" officeooo:paragraph-rsid="00093693" style:font-size-asian="14pt" style:font-size-complex="14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Arial" fo:font-size="14pt" fo:language="pt" fo:country="BR" officeooo:rsid="00093693" officeooo:paragraph-rsid="00093693" style:font-size-asian="14pt" style:font-size-complex="14pt"/>
    </style:style>
    <style:style style:name="P6" style:family="paragraph" style:parent-style-name="Standard" style:list-style-name="L1">
      <style:paragraph-properties fo:orphans="2" fo:widows="2"/>
      <style:text-properties fo:color="#000000" style:font-name="Arial" fo:font-size="14pt" fo:language="pt" fo:country="BR" officeooo:rsid="00093693" officeooo:paragraph-rsid="00093693" style:font-size-asian="14pt" style:font-size-complex="14pt"/>
    </style:style>
    <style:style style:name="P7" style:family="paragraph" style:parent-style-name="Standard">
      <style:paragraph-properties fo:orphans="2" fo:widows="2"/>
      <style:text-properties fo:color="#000000" style:font-name="Arial" fo:font-size="14pt" fo:language="pt" fo:country="BR" officeooo:rsid="00093693" officeooo:paragraph-rsid="00093693" style:font-size-asian="14pt" style:font-size-complex="14pt"/>
    </style:style>
    <style:style style:name="P8" style:family="paragraph" style:parent-style-name="Standard">
      <style:paragraph-properties fo:orphans="2" fo:widows="2"/>
      <style:text-properties fo:color="#000000" style:font-name="Arial" fo:font-size="14pt" fo:language="pt" fo:country="BR" officeooo:rsid="000a06fe" officeooo:paragraph-rsid="000a06fe" style:font-size-asian="14pt" style:font-size-complex="14pt"/>
    </style:style>
    <style:style style:name="P9" style:family="paragraph" style:parent-style-name="Standard">
      <style:paragraph-properties fo:orphans="2" fo:widows="2"/>
      <style:text-properties fo:color="#000000" style:font-name="Arial" fo:font-size="14pt" fo:language="pt" fo:country="BR" officeooo:rsid="000a6eab" officeooo:paragraph-rsid="000a6eab" style:font-size-asian="14pt" style:font-size-complex="14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40f40"/>
    </style:style>
    <style:style style:name="T3" style:family="text">
      <style:text-properties fo:font-variant="normal" fo:text-transform="none" fo:letter-spacing="normal" fo:font-style="normal" fo:font-weight="normal" officeooo:rsid="0005ebd6"/>
    </style:style>
    <style:style style:name="T4" style:family="text">
      <style:text-properties fo:font-variant="normal" fo:text-transform="none" fo:letter-spacing="normal" fo:font-style="normal" fo:font-weight="normal" officeooo:rsid="000261f5"/>
    </style:style>
    <style:style style:name="T5" style:family="text">
      <style:text-properties fo:font-variant="normal" fo:text-transform="none" fo:letter-spacing="normal" fo:font-style="normal" fo:font-weight="normal" officeooo:rsid="00024a63"/>
    </style:style>
    <style:style style:name="T6" style:family="text">
      <style:text-properties fo:font-variant="normal" fo:text-transform="none" fo:letter-spacing="normal" fo:font-style="normal" fo:font-weight="normal" officeooo:rsid="00072fdf"/>
    </style:style>
    <style:style style:name="T7" style:family="text">
      <style:text-properties fo:font-variant="normal" fo:text-transform="none" fo:letter-spacing="normal" fo:font-style="normal" fo:font-weight="normal" officeooo:rsid="00093693"/>
    </style:style>
    <style:style style:name="T8" style:family="text">
      <style:text-properties fo:font-variant="normal" fo:text-transform="none" fo:letter-spacing="normal" fo:font-style="normal" fo:font-weight="normal" officeooo:rsid="000a06fe"/>
    </style:style>
    <style:style style:name="T9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style:font-style-asian="italic" style:font-style-complex="italic"/>
    </style:style>
    <style:style style:name="T11" style:family="text">
      <style:text-properties officeooo:rsid="000261f5"/>
    </style:style>
    <style:style style:name="T12" style:family="text">
      <style:text-properties officeooo:rsid="00040f40"/>
    </style:style>
    <style:style style:name="T13" style:family="text">
      <style:text-properties fo:font-style="italic" style:text-underline-style="solid" style:text-underline-width="auto" style:text-underline-color="font-color" officeooo:rsid="000261f5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officeooo:rsid="00040f40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1"><text:tab/>O nome </text:span><text:span text:style-name="T13">Javascript</text:span><text:span text:style-name="T11"> foi uma decisão de marketing feita pela empresa </text:span><text:span text:style-name="T13">Netscape</text:span><text:span text:style-name="T11">, inspirado na linguagem </text:span><text:span text:style-name="T13">Java</text:span><text:span text:style-name="T11">, muito popular na época. Porém, c</text:span><text:span text:style-name="T1">omo </text:span><text:span text:style-name="T2">esse nome</text:span><text:span text:style-name="T1"> já havia sido patenteado p</text:span><text:span text:style-name="T2">or uma antiga parceira comercial – a empresa </text:span><text:span text:style-name="T10">Sun</text:span><text:span text:style-name="T1"> Microsystems (atual </text:span><text:span text:style-name="T10">Oracle</text:span><text:span text:style-name="T1">), optou-se por definir um novo nome à linguagem utilizando a junção das palavras </text:span><text:span text:style-name="T10">ECMA</text:span><text:span text:style-name="T1"> e Javascript, surgindo então </text:span><text:span text:style-name="T3">a</text:span><text:span text:style-name="T1"> </text:span><text:span text:style-name="T10">ECMAScript</text:span><text:span text:style-name="T1">.</text:span> <text:span text:style-name="T12">Isso devido à sacanagem da </text:span><text:span text:style-name="T14">Microsoft</text:span><text:span text:style-name="T12"> de copiar descaradamente a linguagem, lançando a Jscript. Isso obrigou a Netscape a patentear sua linguagem, e o escolhido foi o padrão europeu ECMA. </text:span><text:span text:style-name="T1">Portanto é </text:span><text:span text:style-name="T4">correto</text:span><text:span text:style-name="T1"> afirmar que o nome oficial de JavaScript é ECMAScript.</text:span> </text:p>
      <text:p text:style-name="P3"/>
      <text:p text:style-name="P4"><text:span text:style-name="T5">As tecnologias JS </text:span><text:span text:style-name="T1">que tem sido mais utilizad</text:span><text:span text:style-name="T5">a</text:span><text:span text:style-name="T1">s no Brasil são o Angular, Vue </text:span><text:span text:style-name="T7">e o Node.js (que não é um framework ou biblioteca e sim um</text:span><text:span text:style-name="T6">a</text:span><text:span text:style-name="T7"> runtime em JS).</text:span></text:p>
      <text:p text:style-name="P4"><text:span text:style-name="T7"/></text:p>
      <text:p text:style-name="P5"><text:span text:style-name="T1">Tecnologias que usam Javascript para:</text:span></text:p>
      <text:list xml:id="list1328690582" text:style-name="L1">
        <text:list-item>
          <text:p text:style-name="P6"><text:span text:style-name="T8">S</text:span><text:span text:style-name="T1">ervidores: Node.JS</text:span></text:p>
        </text:list-item>
        <text:list-item>
          <text:p text:style-name="P6"><text:span text:style-name="T1">Apps Windows: Electron</text:span></text:p>
        </text:list-item>
        <text:list-item>
          <text:p text:style-name="P6"><text:span text:style-name="T1">Apps Smartphones: PhoneGap, Xamarin, Ionic, React</text:span></text:p>
        </text:list-item>
      </text:list>
      <text:p text:style-name="P7"><text:span text:style-name="T1"/></text:p>
      <text:p text:style-name="P8"><text:span text:style-name="T1">O propósito de criação do Javascript foi de fazer interações na Web, através do navegador.</text:span></text:p>
      <text:p text:style-name="P8"><text:span text:style-name="T1"/></text:p>
      <text:p text:style-name="P8"><text:span text:style-name="T1">Quando não solicitamos um arquivo específico ao servidor, ele vai entregar o arquivo de índice do site, que se chama </text:span><text:span text:style-name="T9">index.html</text:span><text:span text:style-name="T1">. </text:span></text:p>
      <text:p text:style-name="P8"><text:span text:style-name="T1"/></text:p>
      <text:p text:style-name="P9"><text:span text:style-name="T9">DevTools</text:span><text:span text:style-name="T1"> é uma ferramenta muito útil para quem desenvolve sites. No Google chrome, vá em configurações → nais ferramentas → ferramentas do desenvolvedor.</text:span></text:p>
      <text:p text:style-name="P9"><text:span text:style-name="T1"/></text:p>
      <text:p text:style-name="P9"><text:span text:style-name="T1">JS é uma linguagem </text:span><text:span text:style-name="T9">Case Sensitive</text:span><text:span text:style-name="T1">, fazendo diferenciação entre letras maiúsculas e minúscul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harter" svg:font-family="charter, Georgia, Cambria, 'Times New Roman', Times, 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6-18T22:20:45.949000000</dc:date>
    <meta:editing-duration>PT16M29S</meta:editing-duration>
    <meta:editing-cycles>3</meta:editing-cycles>
    <meta:document-statistic meta:table-count="0" meta:image-count="0" meta:object-count="0" meta:page-count="1" meta:paragraph-count="10" meta:word-count="222" meta:character-count="1391" meta:non-whitespace-character-count="1178"/>
  </office:meta>
</office:document-meta>
</file>